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1.4008in"/>
    </style:style>
    <style:style style:name="co4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5983b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in"/>
    </style:style>
    <style:style style:name="gr1" style:family="graphic">
      <style:graphic-properties draw:marker-start="Square" draw:marker-start-width="0.0787in" draw:marker-end="Arrow" draw:marker-end-width="0.0787in" draw:textarea-horizontal-align="center" draw:textarea-vertical-align="middl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1" draw:style-name="gr1" draw:text-style-name="P1" svg:x1="5.2157in" svg:y1="0.498in" svg:x2="5.2154in" svg:y2="0.2075in">
            <text:p/>
          </draw:line>
          <draw:line draw:z-index="2" draw:style-name="gr1" draw:text-style-name="P1" svg:x1="5.339in" svg:y1="0.6701in" svg:x2="5.3287in" svg:y2="0.2134in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fastestcrm</text:p>
          </table:table-cell>
          <table:table-cell table:style-name="ce7" office:value-type="string" calcext:value-type="string">
            <text:p>manage.p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fastestcrm</text:p>
          </table:table-cell>
          <table:table-cell table:style-name="ce1" office:value-type="string" calcext:value-type="string" table:number-columns-spanned="1" table:number-rows-spanned="5">
            <text:p>templates</text:p>
          </table:table-cell>
          <table:table-cell table:style-name="ce1" office:value-type="string" calcext:value-type="string" table:number-columns-spanned="1" table:number-rows-spanned="5">
            <text:p>fastestcrm</text:p>
          </table:table-cell>
          <table:table-cell table:style-name="ce10" office:value-type="string" calcext:value-type="string">
            <office:annotation draw:style-name="gr2" draw:text-style-name="P3" svg:width="1.1413in" svg:height="0.7083in" svg:x="5.6756in" svg:y="0in" draw:caption-point-x="-0.2402in" draw:caption-point-y="0.1815in">
              <dc:date>2022-06-16T00:00:00</dc:date>
              <text:p text:style-name="P2">Базовый шаблон</text:p>
            </office:annotation>
            <text:p>base.html</text:p>
          </table:table-cell>
        </table:table-row>
        <table:table-row table:style-name="ro1">
          <table:table-cell/>
          <table:covered-table-cell table:number-columns-repeated="2" table:style-name="ce8"/>
          <table:covered-table-cell/>
          <table:table-cell table:style-name="ce10" office:value-type="string" calcext:value-type="string">
            <office:annotation draw:style-name="gr2" draw:text-style-name="P3" svg:width="1.1413in" svg:height="0.7083in" svg:x="5.6756in" svg:y="0in" draw:caption-point-x="-0.2402in" draw:caption-point-y="0.3594in">
              <dc:date>2022-06-16T00:00:00</dc:date>
              <text:p text:style-name="P2">Ошибка 403</text:p>
              <text:p text:style-name="P2"/>
            </office:annotation>
            <text:p>403.html</text:p>
          </table:table-cell>
        </table:table-row>
        <table:table-row table:style-name="ro1">
          <table:table-cell/>
          <table:covered-table-cell table:number-columns-repeated="2" table:style-name="ce8"/>
          <table:covered-table-cell/>
          <table:table-cell table:style-name="ce10" office:value-type="string" calcext:value-type="string">
            <office:annotation draw:style-name="gr2" draw:text-style-name="P3" svg:width="1.1413in" svg:height="0.7083in" svg:x="5.6756in" svg:y="0in" draw:caption-point-x="-0.2402in" draw:caption-point-y="0.537in">
              <dc:date>2022-06-16T00:00:00</dc:date>
              <text:p text:style-name="P2">Ошибка404</text:p>
            </office:annotation>
            <text:p>404.html</text:p>
          </table:table-cell>
        </table:table-row>
        <table:table-row table:style-name="ro1">
          <table:table-cell/>
          <table:covered-table-cell table:number-columns-repeated="2" table:style-name="ce8"/>
          <table:covered-table-cell/>
          <table:table-cell table:style-name="ce10" office:value-type="string" calcext:value-type="string">
            <office:annotation draw:style-name="gr2" draw:text-style-name="P3" svg:width="1.1413in" svg:height="0.7083in" svg:x="5.6756in" svg:y="0.1205in" draw:caption-point-x="-0.2402in" draw:caption-point-y="0.5945in">
              <dc:date>2022-06-16T00:00:00</dc:date>
              <text:p text:style-name="P2">Панель навигаций</text:p>
            </office:annotation>
            <text:p>_navbar.html</text:p>
          </table:table-cell>
        </table:table-row>
        <table:table-row table:style-name="ro1">
          <table:table-cell/>
          <table:covered-table-cell table:number-columns-repeated="2" table:style-name="ce8"/>
          <table:covered-table-cell/>
          <table:table-cell table:style-name="ce10" office:value-type="string" calcext:value-type="string">
            <office:annotation draw:style-name="gr2" draw:text-style-name="P3" svg:width="1.1413in" svg:height="0.7083in" svg:x="5.6756in" svg:y="0.298in" draw:caption-point-x="-0.2402in" draw:caption-point-y="0.5945in">
              <dc:date>2022-06-16T00:00:00</dc:date>
              <text:p text:style-name="P2">Уведомление в случае выключенного js <text:s/>в браузере</text:p>
            </office:annotation>
            <text:p>No-js.html</text:p>
          </table:table-cell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__init__.py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asgi.py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settings.py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urls.py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9" office:value-type="string" calcext:value-type="string">
            <text:p>wsgi.py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inqiery</text:p>
          </table:table-cell>
          <table:table-cell table:style-name="ce1" office:value-type="string" calcext:value-type="string">
            <text:p>migrations</text:p>
          </table:table-cell>
          <table:table-cell table:style-name="ce9" office:value-type="string" calcext:value-type="string">
            <text:p>__init__.py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__init__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admin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apps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models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tests.py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9" office:value-type="string" calcext:value-type="string">
            <text:p>views.py</text:p>
          </table:table-cell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шаблоны/.html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директория/пакет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 calcext:value-type="string">
            <text:p>Python-файл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исходники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C7:Sheet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  <draw:marker draw:name="Arrowheads_20_1" draw:display-name="Arrowheads 1" svg:viewBox="0 0 20 30" svg:d="M10 0l-10 30h2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5:44:24.328965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0:45:54.833591401</meta:creation-date>
    <meta:generator>LibreOffice/7.0.4.2$Linux_X86_64 LibreOffice_project/00$Build-2</meta:generator>
    <dc:date>2022-06-16T16:36:01.999574673</dc:date>
    <meta:editing-duration>PT38M10S</meta:editing-duration>
    <meta:editing-cycles>3</meta:editing-cycles>
    <meta:document-statistic meta:table-count="1" meta:cell-count="28" meta:object-count="2"/>
  </office:meta>
</office:document-meta>
</file>